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80000018A49B863557430B38C.png" manifest:media-type="image/png"/>
  <manifest:file-entry manifest:full-path="Pictures/100000010000032A000000B987BAF6AFE6B620AF.png" manifest:media-type="image/png"/>
  <manifest:file-entry manifest:full-path="Pictures/100000010000032A000001116F3C8F9DC98E0089.png" manifest:media-type="image/png"/>
  <manifest:file-entry manifest:full-path="Pictures/10000001000002B80000018A2971B586A3DB47C7.png" manifest:media-type="image/png"/>
  <manifest:file-entry manifest:full-path="Pictures/100000010000032A00000052DEAD1953295C349C.png" manifest:media-type="image/png"/>
  <manifest:file-entry manifest:full-path="Pictures/100000010000032A000000AD3CD6F77A479CEBC8.png" manifest:media-type="image/png"/>
  <manifest:file-entry manifest:full-path="Pictures/100000010000032A00000052BDAC7E2407E5885D.png" manifest:media-type="image/png"/>
  <manifest:file-entry manifest:full-path="Pictures/100000010000032A00000052D550885AF58AA4BA.png" manifest:media-type="image/png"/>
  <manifest:file-entry manifest:full-path="Pictures/10000001000002B80000018AB71D1FD58068BFCE.png" manifest:media-type="image/png"/>
  <manifest:file-entry manifest:full-path="Pictures/100000010000032A00000047C08804C768F2558E.png" manifest:media-type="image/png"/>
  <manifest:file-entry manifest:full-path="Pictures/100000010000032A000000508AF336998BC67340.png" manifest:media-type="image/png"/>
  <manifest:file-entry manifest:full-path="Pictures/100000010000032A00000079D5866A8FB86C8830.png" manifest:media-type="image/png"/>
  <manifest:file-entry manifest:full-path="Pictures/100000010000032A00000052878676063F240D7F.png" manifest:media-type="image/png"/>
  <manifest:file-entry manifest:full-path="Pictures/100000010000032A00000082B5D21CC25660BC39.png" manifest:media-type="image/png"/>
  <manifest:file-entry manifest:full-path="Pictures/100000010000032A0000008D42BC680DD1128791.png" manifest:media-type="image/png"/>
  <manifest:file-entry manifest:full-path="Pictures/100000010000032A00000052FEBE6E0466C79254.png" manifest:media-type="image/png"/>
  <manifest:file-entry manifest:full-path="Pictures/100000010000032A000000B4341D27CD96800D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779" officeooo:paragraph-rsid="00015779"/>
    </style:style>
    <style:style style:name="P2" style:family="paragraph" style:parent-style-name="Standard">
      <style:text-properties officeooo:rsid="0002aa8a" officeooo:paragraph-rsid="00015779"/>
    </style:style>
    <style:style style:name="P3" style:family="paragraph" style:parent-style-name="Standard">
      <style:text-properties officeooo:rsid="0002aa8a" officeooo:paragraph-rsid="0002aa8a"/>
    </style:style>
    <style:style style:name="P4" style:family="paragraph" style:parent-style-name="Standard">
      <style:paragraph-properties fo:break-before="page"/>
      <style:text-properties officeooo:rsid="0002aa8a" officeooo:paragraph-rsid="0002aa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CONSULTES XPATH PREVI</text:p>
      <text:p text:style-name="P1"/>
      <text:p text:style-name="P1"/>
      <text:p text:style-name="P2"><draw:frame draw:style-name="fr2" draw:name="Image1" text:anchor-type="char" svg:width="6.6929in" svg:height="2.2555in" draw:z-index="0"><draw:image xlink:href="Pictures/100000010000032A000001116F3C8F9DC98E0089.png" xlink:type="simple" xlink:show="embed" xlink:actuate="onLoad" draw:mime-type="image/png"/></draw:frame></text:p>
      <text:p text:style-name="P3"/>
      <text:p text:style-name="P3"><draw:frame draw:style-name="fr1" draw:name="Image2" text:anchor-type="char" svg:x="0.0071in" svg:y="0.0264in" svg:width="6.6929in" svg:height="0.5862in" draw:z-index="1"><draw:image xlink:href="Pictures/100000010000032A00000047C08804C768F2558E.png" xlink:type="simple" xlink:show="embed" xlink:actuate="onLoad" draw:mime-type="image/png"/></draw:frame></text:p>
      <text:p text:style-name="P3"><draw:frame draw:style-name="fr1" draw:name="Image3" text:anchor-type="char" svg:x="0.0134in" svg:y="0.0717in" svg:width="6.6929in" svg:height="1.0736in" draw:z-index="2"><draw:image xlink:href="Pictures/100000010000032A00000082B5D21CC25660BC39.png" xlink:type="simple" xlink:show="embed" xlink:actuate="onLoad" draw:mime-type="image/png"/></draw:frame><draw:frame draw:style-name="fr1" draw:name="Image4" text:anchor-type="char" svg:x="0.0272in" svg:y="1.3043in" svg:width="6.6929in" svg:height="1.4291in" draw:z-index="3"><draw:image xlink:href="Pictures/100000010000032A000000AD3CD6F77A479CEBC8.png" xlink:type="simple" xlink:show="embed" xlink:actuate="onLoad" draw:mime-type="image/png"/></draw:frame><draw:frame draw:style-name="fr1" draw:name="Image5" text:anchor-type="char" svg:x="0.0402in" svg:y="2.9516in" svg:width="6.6929in" svg:height="0.6772in" draw:z-index="4"><draw:image xlink:href="Pictures/100000010000032A00000052BDAC7E2407E5885D.png" xlink:type="simple" xlink:show="embed" xlink:actuate="onLoad" draw:mime-type="image/png"/></draw:frame><draw:frame draw:style-name="fr1" draw:name="Image6" text:anchor-type="char" svg:x="0.061in" svg:y="3.8484in" svg:width="6.6929in" svg:height="0.6772in" draw:z-index="5"><draw:image xlink:href="Pictures/100000010000032A00000052D550885AF58AA4BA.png" xlink:type="simple" xlink:show="embed" xlink:actuate="onLoad" draw:mime-type="image/png"/></draw:frame><draw:frame draw:style-name="fr1" draw:name="Image7" text:anchor-type="char" svg:x="0.089in" svg:y="4.7811in" svg:width="6.6929in" svg:height="0.6772in" draw:z-index="6"><draw:image xlink:href="Pictures/100000010000032A00000052DEAD1953295C349C.png" xlink:type="simple" xlink:show="embed" xlink:actuate="onLoad" draw:mime-type="image/png"/></draw:frame></text:p>
      <text:p text:style-name="P4"><draw:frame draw:style-name="fr1" draw:name="Image8" text:anchor-type="char" svg:x="0.0618in" svg:y="-0.0819in" svg:width="6.6929in" svg:height="0.6772in" draw:z-index="7"><draw:image xlink:href="Pictures/100000010000032A00000052FEBE6E0466C79254.png" xlink:type="simple" xlink:show="embed" xlink:actuate="onLoad" draw:mime-type="image/png"/></draw:frame><draw:frame draw:style-name="fr1" draw:name="Image9" text:anchor-type="char" svg:x="0.0618in" svg:y="0.8075in" svg:width="6.6929in" svg:height="0.6772in" draw:z-index="8"><draw:image xlink:href="Pictures/100000010000032A00000052878676063F240D7F.png" xlink:type="simple" xlink:show="embed" xlink:actuate="onLoad" draw:mime-type="image/png"/></draw:frame><draw:frame draw:style-name="fr1" draw:name="Image11" text:anchor-type="char" svg:x="0.0756in" svg:y="1.6646in" svg:width="6.6929in" svg:height="1.1646in" draw:z-index="10"><draw:image xlink:href="Pictures/100000010000032A0000008D42BC680DD1128791.png" xlink:type="simple" xlink:show="embed" xlink:actuate="onLoad" draw:mime-type="image/png"/></draw:frame><draw:frame draw:style-name="fr1" draw:name="Image10" text:anchor-type="char" svg:x="0.0819in" svg:y="3.0008in" svg:width="6.6929in" svg:height="1.4866in" draw:z-index="9"><draw:image xlink:href="Pictures/100000010000032A000000B4341D27CD96800D07.png" xlink:type="simple" xlink:show="embed" xlink:actuate="onLoad" draw:mime-type="image/png"/></draw:frame><draw:frame draw:style-name="fr1" draw:name="Image12" text:anchor-type="char" svg:x="0.0819in" svg:y="4.6402in" svg:width="6.6929in" svg:height="0.6602in" draw:z-index="11"><draw:image xlink:href="Pictures/100000010000032A000000508AF336998BC67340.png" xlink:type="simple" xlink:show="embed" xlink:actuate="onLoad" draw:mime-type="image/png"/></draw:frame><draw:frame draw:style-name="fr1" draw:name="Image13" text:anchor-type="char" svg:x="0.0827in" svg:y="5.5516in" svg:width="6.6929in" svg:height="0.9992in" draw:z-index="12"><draw:image xlink:href="Pictures/100000010000032A00000079D5866A8FB86C8830.png" xlink:type="simple" xlink:show="embed" xlink:actuate="onLoad" draw:mime-type="image/png"/></draw:frame><draw:frame draw:style-name="fr1" draw:name="Image14" text:anchor-type="char" svg:x="0.1035in" svg:y="6.7717in" svg:width="6.6929in" svg:height="1.5283in" draw:z-index="13"><draw:image xlink:href="Pictures/100000010000032A000000B987BAF6AFE6B620AF.png" xlink:type="simple" xlink:show="embed" xlink:actuate="onLoad" draw:mime-type="image/png"/></draw:frame></text:p>
      <text:p text:style-name="P4"/>
      <text:p text:style-name="P3"><draw:frame draw:style-name="fr1" draw:name="Image15" text:anchor-type="char" svg:x="0.3016in" svg:y="0.1882in" svg:width="3.0618in" svg:height="1.7335in" draw:z-index="14"><draw:image xlink:href="Pictures/10000001000002B80000018AB71D1FD58068BFCE.png" xlink:type="simple" xlink:show="embed" xlink:actuate="onLoad" draw:mime-type="image/png"/></draw:frame><draw:frame draw:style-name="fr1" draw:name="Image16" text:anchor-type="char" svg:x="0.2283in" svg:y="2.2319in" svg:width="3.1563in" svg:height="1.7866in" draw:z-index="15"><draw:image xlink:href="Pictures/10000001000002B80000018A49B863557430B38C.png" xlink:type="simple" xlink:show="embed" xlink:actuate="onLoad" draw:mime-type="image/png"/></draw:frame><draw:frame draw:style-name="fr1" draw:name="Image17" text:anchor-type="char" svg:x="0.2016in" svg:y="4.1819in" svg:width="3.3in" svg:height="1.8681in" draw:z-index="16"><draw:image xlink:href="Pictures/10000001000002B80000018A2971B586A3DB4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8:39:32.976980122</meta:creation-date>
    <dc:date>2024-02-24T21:38:40.117428249</dc:date>
    <meta:editing-duration>PT2H59M7S</meta:editing-duration>
    <meta:editing-cycles>2</meta:editing-cycles>
    <meta:generator>LibreOffice/7.5.9.2$Linux_X86_64 LibreOffice_project/50$Build-2</meta:generator>
    <meta:document-statistic meta:table-count="0" meta:image-count="17" meta:object-count="0" meta:page-count="3" meta:paragraph-count="1" meta:word-count="4" meta:character-count="24" meta:non-whitespace-character-count="21"/>
  </office:meta>
</office:document-meta>
</file>